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draw:fill-color="#5c8526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draw:fill="none" fo:min-height="0.396cm"/>
    </style:style>
    <style:style style:name="gr10" style:family="graphic" style:parent-style-name="standard">
      <style:graphic-properties draw:stroke="none" draw:fill="none" fo:min-height="0.47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color="#00ae00"/>
    </style:style>
    <style:style style:name="P3" style:family="paragraph">
      <style:paragraph-properties fo:text-align="center"/>
      <style:text-properties fo:color="#00ae00" fo:font-size="1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color="#00ae00" fo:font-size="14pt"/>
    </style:style>
    <style:style style:name="T2" style:family="text">
      <style:text-properties fo:font-size="12pt"/>
    </style:style>
    <style:style style:name="T3" style:family="text">
      <style:text-properties fo:color="#00ae00" fo:font-size="10pt"/>
    </style:style>
    <style:style style:name="T4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35cm" svg:height="6.985cm" svg:x="1.27cm" svg:y="3.175cm">
          <text:p/>
        </draw:rect>
        <draw:rect draw:style-name="gr2" draw:text-style-name="P3" draw:id="id3" draw:layer="layout" svg:width="1.805cm" svg:height="3.81cm" svg:x="6.45cm" svg:y="5.715cm">
          <text:p text:style-name="P2"><text:span text:style-name="T1">Generic</text:span></text:p>
          <text:p text:style-name="P2"><text:span text:style-name="T1">JMSRA</text:span></text:p>
        </draw:rect>
        <draw:rect draw:style-name="gr3" draw:text-style-name="P1" draw:id="id2" draw:layer="layout" svg:width="2.54cm" svg:height="1.27cm" svg:x="3.117cm" svg:y="3.175cm">
          <text:p text:style-name="P4"><text:span text:style-name="T2"/></text:p>
          <text:p text:style-name="P4"><text:span text:style-name="T2"/></text:p>
          <text:p text:style-name="P4"><text:span text:style-name="T3">ActivationSpec</text:span></text:p>
          <text:p text:style-name="P4"><text:span text:style-name="T3">Config</text:span></text:p>
          <text:p text:style-name="P4"/>
        </draw:rect>
        <draw:rect draw:style-name="gr4" draw:text-style-name="P4" draw:layer="layout" svg:width="2.54cm" svg:height="6.35cm" svg:x="15.875cm" svg:y="5.08cm">
          <text:p text:style-name="P4">MQ</text:p>
          <text:p text:style-name="P4">Broker</text:p>
        </draw:rect>
        <draw:rect draw:style-name="gr3" draw:text-style-name="P1" draw:id="id1" draw:layer="layout" svg:width="1.67cm" svg:height="3.81cm" svg:x="1.505cm" svg:y="5.715cm">
          <text:p text:style-name="P4">MDB</text:p>
        </draw:rect>
        <draw:connector draw:style-name="gr5" draw:text-style-name="P1" draw:layer="layout" draw:type="lines" svg:x1="2.34cm" svg:y1="5.715cm" svg:x2="3.117cm" svg:y2="3.81cm" draw:start-shape="id1" draw:start-glue-point="0" draw:end-shape="id2" draw:end-glue-point="3">
          <text:p/>
        </draw:connector>
        <draw:connector draw:style-name="gr5" draw:text-style-name="P1" draw:layer="layout" draw:type="lines" svg:x1="5.657cm" svg:y1="3.81cm" svg:x2="7.352cm" svg:y2="5.715cm" draw:start-shape="id2" draw:start-glue-point="1" draw:end-shape="id3" draw:end-glue-point="0">
          <text:p/>
        </draw:connector>
        <draw:line draw:style-name="gr6" draw:text-style-name="P1" draw:layer="layout" svg:x1="6.45cm" svg:y1="6.25cm" svg:x2="3.275cm" svg:y2="6.25cm">
          <text:p/>
        </draw:line>
        <draw:line draw:style-name="gr7" draw:text-style-name="P5" draw:layer="layout" svg:x1="15.875cm" svg:y1="6.667cm" svg:x2="8.255cm" svg:y2="6.667cm">
          <text:p/>
        </draw:line>
        <draw:frame draw:style-name="gr8" draw:text-style-name="P6" draw:layer="layout" svg:width="3.075cm" svg:height="0.645cm" svg:x="3.81cm" svg:y="5.705cm">
          <draw:text-box>
            <text:p text:style-name="P6"><text:span text:style-name="T4">Delivery/Failed</text:span></text:p>
          </draw:text-box>
        </draw:frame>
        <draw:frame draw:style-name="gr9" draw:text-style-name="P6" draw:layer="layout" svg:width="4.445cm" svg:height="0.646cm" svg:x="3.175cm" svg:y="6.339cm">
          <draw:text-box>
            <text:p text:style-name="P6"><text:span text:style-name="T4">ReDelivery/Failed</text:span></text:p>
          </draw:text-box>
        </draw:frame>
        <draw:line draw:style-name="gr6" draw:text-style-name="P1" draw:layer="layout" svg:x1="6.45cm" svg:y1="6.885cm" svg:x2="3.275cm" svg:y2="6.885cm">
          <text:p/>
        </draw:line>
        <draw:frame draw:style-name="gr10" draw:text-style-name="P4" draw:layer="layout" svg:width="3.194cm" svg:height="0.726cm" svg:x="10.203cm" svg:y="5.96cm">
          <draw:text-box>
            <text:p text:style-name="P4"><text:span text:style-name="T2">JMS message</text:span></text:p>
          </draw:text-box>
        </draw:frame>
        <draw:custom-shape draw:style-name="gr11" draw:text-style-name="P7" draw:layer="layout" svg:width="7.819cm" svg:height="3.121cm" svg:x="8.691cm" svg:y="1.324cm">
          <text:p text:style-name="P4"><text:span text:style-name="T2">RedeliveryAttempts=3</text:span></text:p>
          <text:p text:style-name="P4"><text:span text:style-name="T2">RedeliveryInterval=1sec</text:span></text:p>
          <text:p text:style-name="P4"><text:span text:style-name="T2">SendMessagetoDMD=true</text:span></text:p>
          <text:p text:style-name="P4"><text:span text:style-name="T2">DMDDestination=dmdqueue</text:span></text:p>
          <text:p text:style-name="P4"><text:span text:style-name="T2">and other</text:span></text:p>
          <text:p text:style-name="P4"><text:span text:style-name="T2">connection factory properties for DMD</text:span></text:p>
          <draw:enhanced-geometry svg:viewBox="0 0 21600 21600" draw:mirror-horizontal="false" draw:type="line-callout-2" draw:modifiers="-9968.59335038363 12813.3247918001 -3600 4000 -690.537084398977 3839.84625240231" draw:enhanced-path="M 0 0 L 21600 0 21600 21600 0 21600 Z N M ?f0 ?f1 L ?f2 ?f3 N M ?f2 ?f3 L ?f4 ?f5 N M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12" draw:text-style-name="P1" draw:layer="layout" svg:x1="8.255cm" svg:y1="9.09cm" svg:x2="15.875cm" svg:y2="9.09cm">
          <text:p/>
        </draw:line>
        <draw:frame draw:style-name="gr10" draw:text-style-name="P4" draw:layer="layout" svg:width="3.194cm" svg:height="0.726cm" svg:x="9.525cm" svg:y="7.529cm">
          <draw:text-box>
            <text:p text:style-name="P4"><text:span text:style-name="T2"><text:s/></text:span></text:p>
          </draw:text-box>
        </draw:frame>
        <draw:frame draw:style-name="gr10" draw:text-style-name="P4" draw:layer="layout" svg:width="3.829cm" svg:height="0.726cm" svg:x="9.841cm" svg:y="8.42cm">
          <draw:text-box>
            <text:p text:style-name="P4"><text:span text:style-name="T2">Roll back</text:span></text:p>
          </draw:text-box>
        </draw:frame>
        <draw:frame draw:style-name="gr9" draw:text-style-name="P6" draw:layer="layout" svg:width="4.445cm" svg:height="0.646cm" svg:x="3.254cm" svg:y="6.921cm">
          <draw:text-box>
            <text:p text:style-name="P6"><text:span text:style-name="T4">ReDelivery/Failed</text:span></text:p>
          </draw:text-box>
        </draw:frame>
        <draw:line draw:style-name="gr6" draw:text-style-name="P1" draw:layer="layout" svg:x1="6.35cm" svg:y1="7.52cm" svg:x2="3.175cm" svg:y2="7.52cm">
          <text:p/>
        </draw:line>
        <draw:frame draw:style-name="gr9" draw:text-style-name="P6" draw:layer="layout" svg:width="4.445cm" svg:height="0.646cm" svg:x="3.175cm" svg:y="7.609cm">
          <draw:text-box>
            <text:p text:style-name="P6"><text:span text:style-name="T4">ReDelivery/Failed</text:span></text:p>
          </draw:text-box>
        </draw:frame>
        <draw:line draw:style-name="gr6" draw:text-style-name="P1" draw:layer="layout" svg:x1="6.35cm" svg:y1="8.255cm" svg:x2="3.175cm" svg:y2="8.255cm">
          <text:p/>
        </draw:line>
        <draw:rect draw:style-name="gr3" draw:text-style-name="P7" draw:layer="layout" svg:width="1.27cm" svg:height="1.27cm" svg:x="15.24cm" svg:y="5.715cm">
          <text:p text:style-name="P4"><text:span text:style-name="T2">Q1</text:span></text:p>
        </draw:rect>
        <draw:rect draw:style-name="gr3" draw:text-style-name="P7" draw:id="id4" draw:layer="layout" svg:width="2.54cm" svg:height="0.635cm" svg:x="14.605cm" svg:y="10.16cm">
          <text:p text:style-name="P4"><text:span text:style-name="T2">dmdqueue</text:span></text:p>
        </draw:rect>
        <draw:connector draw:style-name="gr6" draw:text-style-name="P1" draw:layer="layout" draw:line-skew="-5.187cm" svg:x1="6.429cm" svg:y1="8.572cm" svg:x2="14.605cm" svg:y2="10.477cm" draw:end-shape="id4" draw:end-glue-point="3">
          <text:p/>
        </draw:connector>
        <draw:frame draw:style-name="gr10" draw:text-style-name="P4" draw:layer="layout" svg:width="6.485cm" svg:height="0.726cm" svg:x="7.82cm" svg:y="9.725cm">
          <draw:text-box>
            <text:p text:style-name="P4"><text:span text:style-name="T2">Send <text:s/>message to DMD/Fail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45$Build-8989</meta:generator>
    <meta:creation-date>2006-06-14T08:00:51</meta:creation-date>
    <dc:date>2006-06-14T09:23:00</dc:date>
    <dc:language>en-US</dc:language>
    <meta:editing-cycles>5</meta:editing-cycles>
    <meta:editing-duration>PT1H6M46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